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libri" svg:font-family="Colibri"/>
    <style:font-face style:name="OpenSymbol" svg:font-family="OpenSymbol"/>
    <style:font-face style:name="Tahoma3" svg:font-family="Tahoma"/>
    <style:font-face style:name="Garamond" svg:font-family="Garamond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adornments="Normal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P1" style:family="paragraph" style:parent-style-name="Spec_20_-_20_Titre_20_1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nnexes.</text:h>
      <text:p text:style-name="Spec_20_-_20_Paragraphe_20_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libri" svg:font-family="Colibri"/>
    <style:font-face style:name="OpenSymbol" svg:font-family="OpenSymbol"/>
    <style:font-face style:name="Tahoma3" svg:font-family="Tahoma"/>
    <style:font-face style:name="Garamond" svg:font-family="Garamond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adornments="Normal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aramond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libri" fo:font-size="14pt" style:font-name-asian="MS Mincho" style:font-size-asian="14pt" style:font-name-complex="Tahoma4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olibri"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libri"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libri" style:font-name-complex="Tahoma3"/>
    </style:style>
    <style:style style:name="List_20_Contents" style:display-name="List Contents" style:family="paragraph" style:parent-style-name="Spec_20_-_20_Paragraphe_20_standard" style:list-style-name="List_20_1" style:class="html" style:master-page-name="">
      <style:paragraph-properties fo:margin="100%" fo:margin-left="1cm" fo:margin-right="0cm" fo:margin-top="0cm" fo:margin-bottom="0cm" fo:text-indent="0cm" style:auto-text-indent="false" style:page-number="auto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Spec_20_-_20_Contenu_20_du_20_cadre" style:display-name="Spec - Contenu du cadre" style:family="paragraph">
      <style:paragraph-properties text:number-lines="false" text:line-number="0"/>
      <style:text-properties style:font-name="Arial" fo:font-size="10pt"/>
    </style:style>
    <style:style style:name="Frame_20_contents" style:display-name="Frame contents" style:family="paragraph" style:parent-style-name="Text_20_body" style:class="extra"/>
    <style:style style:name="Spec_20_-_20_Code_20_source" style:display-name="Spec - Code source" style:family="paragraph">
      <style:paragraph-properties style:register-true="true" fo:background-color="transparent" fo:padding="0.049cm" fo:border="0.002cm solid #000000" style:shadow="none" text:number-lines="true" text:line-number="0">
        <style:tab-stops/>
        <style:background-image/>
      </style:paragraph-properties>
      <style:text-properties style:font-name="Courier New" fo:font-size="10pt"/>
    </style:style>
    <style:style style:name="Spec_20_-_20_Texte_20_sans_20_mise_20_en_20_forme" style:display-name="Spec - Texte sans mise en forme" style:family="paragraph">
      <style:paragraph-properties fo:text-align="justify" style:justify-single-word="false" text:number-lines="false" text:line-number="0"/>
      <style:text-properties style:font-name="Tahoma1" fo:font-size="10pt"/>
    </style:style>
    <style:style style:name="Spec_20_-_20_Note_20_de_20_bas_20_de_20_page" style:display-name="Spec - Note de bas de page" style:family="paragraph" style:parent-style-name="Spec_20_-_20_En-tête">
      <style:paragraph-properties fo:text-align="center" style:justify-single-word="false"/>
    </style:style>
    <style:style style:name="Spec_20_-_20_En-tête" style:display-name="Spec - En-tête" style:family="paragraph">
      <style:paragraph-properties fo:text-align="start" style:justify-single-word="false" text:number-lines="false" text:line-number="0"/>
      <style:text-properties style:font-name="Courier New" fo:font-size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Spec_20_-_20_Informations_20_2_20_de_20_première_20_page" style:display-name="Spec - Informations 2 de première page" style:family="paragraph" style:parent-style-name="Spec_20_-_20_Informations_20_1_20_de_20_première_20_page">
      <style:paragraph-properties fo:text-align="center" style:justify-single-word="false" fo:background-color="transparent">
        <style:background-image/>
      </style:paragraph-properties>
      <style:text-properties fo:font-size="18pt" fo:font-weight="normal"/>
    </style:style>
    <style:style style:name="Spec_20_-_20_Informations_20_1_20_de_20_première_20_page" style:display-name="Spec - Informations 1 de première page" style:family="paragraph" style:parent-style-name="Spec_20_-_20_Sous-titre_20_du_20_document">
      <style:paragraph-properties fo:background-color="transparent" fo:padding="0cm" fo:border="none" text:number-lines="false" text:line-number="0">
        <style:background-image/>
      </style:paragraph-properties>
      <style:text-properties fo:color="#000000" fo:font-weight="bold"/>
    </style:style>
    <style:style style:name="Spec_20_-_20_Sous-titre_20_du_20_document" style:display-name="Spec - Sous-titre du document" style:family="paragraph" style:parent-style-name="Spec_20_-_20_Titre_20_du_20_document">
      <style:paragraph-properties fo:margin-top="0cm" fo:margin-bottom="0cm" text:number-lines="false" text:line-number="0"/>
      <style:text-properties fo:font-variant="small-caps" fo:color="#993366" fo:font-size="22pt"/>
    </style:style>
    <style:style style:name="Spec_20_-_20_Titre_20_du_20_document" style:display-name="Spec - Titre du document" style:family="paragraph">
      <style:paragraph-properties fo:margin-top="0cm" fo:margin-bottom="0.499cm" fo:text-align="center" style:justify-single-word="false" fo:background-color="#99ccff" style:border-line-width="0.088cm 0.088cm 0.088cm" fo:padding="0.049cm" fo:border="0.264cm double #808080" style:shadow="none" text:number-lines="false" text:line-number="0">
        <style:background-image/>
      </style:paragraph-properties>
      <style:text-properties fo:text-transform="uppercase" fo:color="#ffffff" style:font-name="Tahoma1" fo:font-size="2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pec_20_-_20_Paragraphe_20_standard" style:display-name="Spec - Paragraphe standard" style:family="paragraph" style:parent-style-name="Spec_20_-_20_Texte_20_sans_20_mise_20_en_20_forme" style:list-style-name="">
      <style:paragraph-properties fo:margin="100%" fo:margin-left="0cm" fo:margin-right="0cm" fo:margin-top="0.199cm" fo:margin-bottom="0cm" fo:text-align="justify" style:justify-single-word="false" fo:text-indent="0.6cm" style:auto-text-indent="false" text:number-lines="false" text:line-number="0"/>
      <style:text-properties style:font-name="Tahoma1" fo:font-size="10pt"/>
    </style:style>
    <style:style style:name="Spec_20_-_20_Table_20_des_20_matières_20_5" style:display-name="Spec - Table des matières 5" style:family="paragraph" style:parent-style-name="Spec_20_-_20_Table_20_des_20_matières_20_4">
      <style:paragraph-properties fo:margin="100%" fo:margin-left="2.401cm" fo:margin-right="0cm" fo:margin-top="0cm" fo:margin-bottom="0cm" fo:text-indent="0cm" style:auto-text-indent="false"/>
      <style:text-properties fo:font-weight="normal"/>
    </style:style>
    <style:style style:name="Spec_20_-_20_Table_20_des_20_matières_20_4" style:display-name="Spec - Table des matières 4" style:family="paragraph" style:parent-style-name="Spec_20_-_20_Table_20_des_20_matières_20_3">
      <style:paragraph-properties fo:margin="100%" fo:margin-left="1.799cm" fo:margin-right="0cm" fo:margin-top="0.101cm" fo:margin-bottom="0cm" fo:text-indent="0cm" style:auto-text-indent="false" fo:background-color="transparent">
        <style:background-image/>
      </style:paragraph-properties>
      <style:text-properties fo:color="#000000" fo:font-size="10pt"/>
    </style:style>
    <style:style style:name="Spec_20_-_20_Table_20_des_20_matières_20_3" style:display-name="Spec - Table des matières 3" style:family="paragraph" style:parent-style-name="Spec_20_-_20_Table_20_des_20_matières_20_2">
      <style:paragraph-properties fo:margin="100%" fo:margin-left="1.199cm" fo:margin-right="0cm" fo:margin-top="0.101cm" fo:margin-bottom="0cm" fo:text-indent="0cm" style:auto-text-indent="false"/>
      <style:text-properties fo:color="#000080" fo:font-size="11pt" fo:font-weight="bold"/>
    </style:style>
    <style:style style:name="Spec_20_-_20_Table_20_des_20_matières_20_2" style:display-name="Spec - Table des matières 2" style:family="paragraph" style:parent-style-name="Spec_20_-_20_Table_20_des_20_matières_20_1">
      <style:paragraph-properties fo:margin="100%" fo:margin-left="0.6cm" fo:margin-right="0cm" fo:margin-top="0.199cm" fo:margin-bottom="0cm" fo:text-indent="0cm" style:auto-text-indent="false" fo:background-color="transparent">
        <style:background-image/>
      </style:paragraph-properties>
      <style:text-properties fo:color="#000000" fo:font-weight="normal"/>
    </style:style>
    <style:style style:name="Spec_20_-_20_Table_20_des_20_matières_20_1" style:display-name="Spec - Table des matières 1" style:family="paragraph" style:master-page-name="">
      <style:paragraph-properties fo:margin-top="0.3cm" fo:margin-bottom="0cm" style:page-number="auto" fo:background-color="transparent" fo:padding="0cm" fo:border="none" style:shadow="none" text:number-lines="false" text:line-number="0">
        <style:tab-stops/>
        <style:background-image/>
      </style:paragraph-properties>
      <style:text-properties fo:color="#000000" style:font-name="Tahoma" fo:font-weight="bold"/>
    </style:style>
    <style:style style:name="Spec_20_-_20_Table_20_des_20_matières_20_-_20_Titre" style:display-name="Spec - Table des matières - Titre" style:family="paragraph" style:master-page-name="Index">
      <style:paragraph-properties style:page-number="auto" fo:break-before="auto" fo:break-after="auto" fo:background-color="transparent" fo:padding="0cm" fo:border-left="none" fo:border-right="none" fo:border-top="none" fo:border-bottom="0.088cm solid #000000" style:shadow="none" text:number-lines="false" text:line-number="0">
        <style:background-image/>
      </style:paragraph-properties>
      <style:text-properties style:font-name="Tahoma" fo:font-size="16pt" fo:font-weight="bold"/>
    </style:style>
    <style:style style:name="Spec_20_-_20_Titre_20_7" style:display-name="Spec - Titre 7" style:family="paragraph" style:parent-style-name="Spec_20_-_20_Titre_20_6" style:default-outline-level="7">
      <style:paragraph-properties fo:margin="100%" fo:margin-left="3.6cm" fo:margin-right="0cm" fo:margin-top="0cm" fo:margin-bottom="0cm" fo:text-indent="0cm" style:auto-text-indent="false" fo:background-color="transparent" fo:padding="0.049cm" fo:border-left="none" fo:border-right="none" fo:border-top="none" fo:border-bottom="0.035cm solid #000000" style:shadow="none">
        <style:background-image/>
      </style:paragraph-properties>
      <style:text-properties fo:font-weight="normal"/>
    </style:style>
    <style:style style:name="Spec_20_-_20_Titre_20_6" style:display-name="Spec - Titre 6" style:family="paragraph" style:parent-style-name="Spec_20_-_20_Titre_20_5" style:default-outline-level="6">
      <style:paragraph-properties fo:margin="100%" fo:margin-left="3cm" fo:margin-right="0cm" fo:margin-top="0cm" fo:margin-bottom="0cm" fo:text-indent="0cm" style:auto-text-indent="false" fo:background-color="#b3b3b3">
        <style:background-image/>
      </style:paragraph-properties>
      <style:text-properties fo:color="#000000" fo:font-weight="normal"/>
    </style:style>
    <style:style style:name="Spec_20_-_20_Titre_20_5" style:display-name="Spec - Titre 5" style:family="paragraph" style:parent-style-name="Spec_20_-_20_Titre_20_4" style:default-outline-level="5">
      <style:paragraph-properties fo:margin="100%" fo:margin-left="2.2cm" fo:margin-right="0cm" fo:margin-top="0cm" fo:margin-bottom="0cm" fo:text-indent="0cm" style:auto-text-indent="false" fo:background-color="#333333">
        <style:background-image/>
      </style:paragraph-properties>
      <style:text-properties fo:font-weight="normal"/>
    </style:style>
    <style:style style:name="Spec_20_-_20_Titre_20_4" style:display-name="Spec - Titre 4" style:family="paragraph" style:parent-style-name="Spec_20_-_20_Titre_20_3" style:default-outline-level="4">
      <style:paragraph-properties fo:margin="100%" fo:margin-left="1.499cm" fo:margin-right="0cm" fo:margin-top="0cm" fo:margin-bottom="0cm" fo:text-indent="0cm" style:auto-text-indent="false" fo:background-color="#000000" fo:padding="0cm" fo:border="none" style:shadow="none">
        <style:background-image/>
      </style:paragraph-properties>
      <style:text-properties fo:color="#ffffff" fo:font-size="12pt" fo:font-weight="bold"/>
    </style:style>
    <style:style style:name="Spec_20_-_20_Titre_20_3" style:display-name="Spec - Titre 3" style:family="paragraph" style:parent-style-name="Spec_20_-_20_Titre_20_2" style:default-outline-level="3">
      <style:paragraph-properties fo:margin="100%" fo:margin-left="1cm" fo:margin-right="0cm" fo:margin-top="0cm" fo:margin-bottom="0cm" fo:text-indent="0cm" style:auto-text-indent="false" fo:background-color="transparent" fo:padding="0.049cm" fo:border-left="none" fo:border-right="0.035cm solid #000080" fo:border-top="none" fo:border-bottom="0.035cm solid #000080" style:shadow="#c0c0c0 0.12cm 0.12cm">
        <style:background-image/>
      </style:paragraph-properties>
      <style:text-properties fo:color="#000080" fo:font-size="14pt" fo:font-weight="bold"/>
    </style:style>
    <style:style style:name="Spec_20_-_20_Titre_20_2" style:display-name="Spec - Titre 2" style:family="paragraph" style:parent-style-name="Spec_20_-_20_Titre_20_1" style:default-outline-level="2" style:master-page-name="">
      <style:paragraph-properties fo:margin="100%" fo:margin-left="0.499cm" fo:margin-right="0cm" fo:margin-top="0.7cm" fo:margin-bottom="0.499cm" fo:keep-together="always" fo:text-indent="0cm" style:auto-text-indent="false" style:page-number="auto" style:border-line-width-right="0.002cm 0.035cm 0.002cm" style:border-line-width-bottom="0.002cm 0.035cm 0.002cm" fo:padding="0.049cm" fo:border-left="none" fo:border-right="0.039cm double #000000" fo:border-top="none" fo:border-bottom="0.039cm double #000000" style:shadow="#c0c0c0 0.161cm 0.161cm" fo:keep-with-next="always"/>
      <style:text-properties fo:font-weight="normal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pec_20_-_20_Titre_20_1" style:display-name="Spec - Titre 1" style:family="paragraph" style:default-outline-level="1" style:master-page-name="Right_20_Page">
      <style:paragraph-properties fo:margin="100%" fo:margin-left="0cm" fo:margin-right="0cm" fo:margin-top="0.3cm" fo:margin-bottom="0.6cm" fo:text-indent="0cm" style:auto-text-indent="false" style:page-number="auto" fo:background-color="transparent" style:border-line-width="0.002cm 0.035cm 0.002cm" fo:padding="0.049cm" fo:border="0.039cm double #000000" style:shadow="#808080 0.18cm 0.18cm" text:number-lines="false" text:line-number="0">
        <style:background-image/>
      </style:paragraph-properties>
      <style:text-properties style:font-name="Tahoma" fo:font-size="16pt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pec_20_-_20_Gras" style:display-name="Spec - Gras" style:family="text" style:parent-style-name="Spec_20_-_20_Standard">
      <style:text-properties fo:font-weight="bold"/>
    </style:style>
    <style:style style:name="Spec_20_-_20_Code_20_Source_20__28_Mot_20_réservé_20_-Noir-_29_" style:display-name="Spec - Code Source (Mot réservé -Noir-)" style:family="text" style:parent-style-name="Spec_20_-_20_Code_20_Source_20__28_Mot_20_réservé_20_-Bleu-_29_">
      <style:text-properties fo:color="#000000"/>
    </style:style>
    <style:style style:name="Spec_20_-_20_Parenthèse" style:display-name="Spec - Parenthèse" style:family="text" style:parent-style-name="Spec_20_-_20_Standard">
      <style:text-properties fo:color="#333333"/>
    </style:style>
    <style:style style:name="Spec_20_-_20_Texte_20_temporaire" style:display-name="Spec - Texte temporaire" style:family="text">
      <style:text-properties style:font-name="Tahoma" fo:font-size="10pt"/>
    </style:style>
    <style:style style:name="Spec_20_-_20_Lien_20__28_visité_29_" style:display-name="Spec - Lien (visité)" style:family="text" style:parent-style-name="Spec_20_-_20_Lien">
      <style:text-properties fo:color="#800000" style:text-underline-style="solid" style:text-underline-width="auto" style:text-underline-color="#800000"/>
    </style:style>
    <style:style style:name="Spec_20_-_20_Lien" style:display-name="Spec - Lien" style:family="text">
      <style:text-properties fo:color="#000080" style:font-name="Tahoma1" fo:font-size="10pt" style:text-underline-style="solid" style:text-underline-width="auto" style:text-underline-color="#000080"/>
    </style:style>
    <style:style style:name="Spec_20_-_20_Code_20_Source_20__28_Chaîne_20_de_20_caractères_29_" style:display-name="Spec - Code Source (Chaîne de caractères)" style:family="text" style:parent-style-name="Spec_20_-_20_Code_20_Source">
      <style:text-properties fo:color="#800000"/>
    </style:style>
    <style:style style:name="Spec_20_-_20_Code_20_Source_20__28_Mot_20_réservé_20_-Bleu-_29_" style:display-name="Spec - Code Source (Mot réservé -Bleu-)" style:family="text" style:parent-style-name="Spec_20_-_20_Code_20_Source">
      <style:text-properties fo:color="#0000ff" fo:font-weight="bold"/>
    </style:style>
    <style:style style:name="Spec_20_-_20_Code_20_Source_20__28_Commentaire_29_" style:display-name="Spec - Code Source (Commentaire)" style:family="text" style:parent-style-name="Spec_20_-_20_Code_20_Source">
      <style:text-properties fo:color="#008000"/>
    </style:style>
    <style:style style:name="Spec_20_-_20_Code_20_Source" style:display-name="Spec - Code Source" style:family="text">
      <style:text-properties fo:color="#000000" style:font-name="Courier New" fo:font-size="10pt"/>
    </style:style>
    <style:style style:name="Spec_20_-_20_Référence" style:display-name="Spec - Référence" style:family="text">
      <style:text-properties fo:color="#355e00" style:font-name="Tahoma" fo:font-size="10pt" fo:background-color="transparent"/>
    </style:style>
    <style:style style:name="Spec_20_-_20_Citation" style:display-name="Spec - Citation" style:family="text">
      <style:text-properties style:font-name="Tahoma2" fo:font-size="10pt" fo:font-style="italic"/>
    </style:style>
    <style:style style:name="Definition" style:family="text"/>
    <style:style style:name="Spec_20_-_20_Standard" style:display-name="Spec - Standard" style:family="text">
      <style:text-properties style:font-name="Tahoma1" fo:font-size="10pt" fo:background-color="transparent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Example" style:family="text">
      <style:text-properties style:font-name="Courier New1" style:font-name-asian="Courier New1" style:font-name-complex="Courier New1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pec_20_-_20_Note" style:display-name="Spec - Note" style:family="graphic">
      <style:graphic-properties svg:width="16.201cm" style:rel-width="90%" fo:min-height="0.39cm" text:anchor-type="page" svg:x="0cm" svg:y="0cm" fo:margin-left="0.199cm" fo:margin-right="0.199cm" fo:margin-top="0.199cm" fo:margin-bottom="0.199cm" style:wrap="none" style:vertical-pos="top" style:vertical-rel="page-content" style:horizontal-pos="center" style:horizontal-rel="page-content" fo:background-color="#e6e6e6" style:background-transparency="0%" style:border-line-width="0.002cm 0.088cm 0.035cm" fo:padding="0.049cm" fo:border="0.125cm double #000000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-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- " style:num-format="1" text:display-levels="2">
        <style:list-level-properties text:list-level-position-and-space-mode="label-alignment">
          <style:list-level-label-alignment text:label-followed-by="nothing" fo:text-indent="-1.02cm" fo:margin-left="1.02cm"/>
        </style:list-level-properties>
      </text:outline-level-style>
      <text:outline-level-style text:level="3" style:num-suffix=" -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-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-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-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- " style:num-format="a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pec_20_-_20_En-tête"><text:title>Annexes.</text:title> - <text:subject/></text:p>
      </style:header>
      <style:footer>
        <text:p text:style-name="Spec_20_-_20_Note_20_de_20_bas_20_de_20_page">Page <text:page-number text:select-page="current">1</text:page-number> sur <text:page-count>0</text:page-count></text:p>
      </style:footer>
    </style:master-page>
    <style:master-page style:name="Index" style:page-layout-name="Mpm2">
      <style:footer>
        <text:p text:style-name="Footer"/>
      </style:footer>
    </style:master-page>
    <style:master-page style:name="Right_20_Page" style:display-name="Righ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nexes.</dc:title>
    <meta:document-statistic meta:table-count="0" meta:image-count="0" meta:object-count="0" meta:paragraph-count="3" meta:word-count="15" meta:character-count="88"/>
    <dc:date>2012-12-04T17:48:23</dc:date>
    <dc:creator>Jean-Roger BLOUIN</dc:creator>
    <meta:editing-duration>P0D</meta:editing-duration>
    <meta:editing-cycles>1</meta:editing-cycles>
    <meta:generator>OpenOffice.org/3.4.1$Unix OpenOffice.org_project/341m1$Build-9593</meta:generator>
    <meta:template xlink:type="simple" xlink:actuate="onRequest" xlink:title="" xlink:href="../TeleInfo%20Maeva.odm" meta:date="2012-12-04T17:50:23"/>
  </office:meta>
</office:document-meta>
</file>